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T1" style:family="text">
      <style:text-properties fo:font-weight="bold" officeooo:rsid="0019eae2" style:font-weight-asian="bold" style:font-weight-complex="bold"/>
    </style:style>
    <style:style style:name="T2" style:family="text">
      <style:text-properties officeooo:rsid="001a2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hen Ranger</text:p>
      <text:p text:style-name="Text_20_body">Thesis Update #<text:span text:style-name="T2">2</text:span></text:p>
      <text:p text:style-name="Text_20_body">2016-0<text:span text:style-name="T2">7</text:span>-<text:span text:style-name="T2">08</text:span></text:p>
      <text:p text:style-name="P1"/>
      <text:p text:style-name="P1"/>
      <text:p text:style-name="P1"><text:span text:style-name="T1">Data Structure Implementation, Data Processing, and Ongoing Develop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gers </meta:initial-creator>
    <meta:creation-date>2016-07-08T08:01:01.757687082</meta:creation-date>
    <dc:date>2016-07-08T08:03:36.784761094</dc:date>
    <dc:creator>rangers </dc:creator>
    <meta:editing-duration>PT2M46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1" meta:paragraph-count="4" meta:word-count="14" meta:character-count="111" meta:non-whitespace-character-count="101"/>
  </office:meta>
</office:document-meta>
</file>